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8.44pt"/>
    </style:style>
    <style:style style:name="co2" style:family="table-column">
      <style:table-column-properties fo:break-before="auto" style:column-width="52.04pt"/>
    </style:style>
    <style:style style:name="co3" style:family="table-column">
      <style:table-column-properties fo:break-before="auto" style:column-width="87.05pt"/>
    </style:style>
    <style:style style:name="co4" style:family="table-column">
      <style:table-column-properties fo:break-before="auto" style:column-width="45.75pt"/>
    </style:style>
    <style:style style:name="co5" style:family="table-column">
      <style:table-column-properties fo:break-before="auto" style:column-width="93.34pt"/>
    </style:style>
    <style:style style:name="co6" style:family="table-column">
      <style:table-column-properties fo:break-before="auto" style:column-width="79.8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ermes Lite 2 AFT05MS004 Power Results (LPF bypassed)" table:style-name="ta1">
        <table:shapes>
          <draw:frame draw:z-index="0" draw:style-name="gr1" draw:text-style-name="P1" svg:width="453.49pt" svg:height="254.89pt" svg:x="0.03pt" svg:y="453.17pt">
            <draw:object draw:notify-on-update-of-ranges="'Hermes Lite 2 AFT05MS004 Power Results (LPF bypassed)'.A2:'Hermes Lite 2 AFT05MS004 Power Results (LPF bypassed)'.A11 'Hermes Lite 2 AFT05MS004 Power Results (LPF bypassed)'.G1:'Hermes Lite 2 AFT05MS004 Power Results (LPF bypassed)'.G1 'Hermes Lite 2 AFT05MS004 Power Results (LPF bypassed)'.G2:'Hermes Lite 2 AFT05MS004 Power Results (LPF bypassed)'.G1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0pt" svg:y="194.91pt">
            <draw:object draw:notify-on-update-of-ranges="'Hermes Lite 2 AFT05MS004 Power Results (LPF bypassed)'.A1:'Hermes Lite 2 AFT05MS004 Power Results (LPF bypassed)'.A1 'Hermes Lite 2 AFT05MS004 Power Results (LPF bypassed)'.A2:'Hermes Lite 2 AFT05MS004 Power Results (LPF bypassed)'.A11 'Hermes Lite 2 AFT05MS004 Power Results (LPF bypassed)'.D1:'Hermes Lite 2 AFT05MS004 Power Results (LPF bypassed)'.D1 'Hermes Lite 2 AFT05MS004 Power Results (LPF bypassed)'.D2:'Hermes Lite 2 AFT05MS004 Power Results (LPF bypassed)'.D11 'Hermes Lite 2 AFT05MS004 Power Results (LPF bypassed)'.F1:'Hermes Lite 2 AFT05MS004 Power Results (LPF bypassed)'.F1 'Hermes Lite 2 AFT05MS004 Power Results (LPF bypassed)'.F2:'Hermes Lite 2 AFT05MS004 Power Results (LPF bypassed)'.F1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<text:s/>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44" calcext:value-type="float">
            <text:p>7.944</text:p>
          </table:table-cell>
          <table:table-cell table:formula="of:=SUM([.B2]*[.C2])" office:value-type="float" office:value="13.1076" calcext:value-type="float">
            <text:p>13.1076</text:p>
          </table:table-cell>
          <table:table-cell office:value-type="float" office:value="39.272" calcext:value-type="float">
            <text:p>39.272</text:p>
          </table:table-cell>
          <table:table-cell office:value-type="float" office:value="8.456" calcext:value-type="float">
            <text:p>8.456</text:p>
          </table:table-cell>
          <table:table-cell table:formula="of:=SUM([.F2]/[.D2])" office:value-type="percentage" office:value="0.645121914004089" calcext:value-type="percentage">
            <text:p>64.51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61" calcext:value-type="float">
            <text:p>1.61</text:p>
          </table:table-cell>
          <table:table-cell office:value-type="float" office:value="7.947" calcext:value-type="float">
            <text:p>7.947</text:p>
          </table:table-cell>
          <table:table-cell table:formula="of:=SUM([.B3]*[.C3])" office:value-type="float" office:value="12.79467" calcext:value-type="float">
            <text:p>12.79467</text:p>
          </table:table-cell>
          <table:table-cell office:value-type="float" office:value="39.057" calcext:value-type="float">
            <text:p>39.057</text:p>
          </table:table-cell>
          <table:table-cell office:value-type="float" office:value="8.048" calcext:value-type="float">
            <text:p>8.048</text:p>
          </table:table-cell>
          <table:table-cell table:formula="of:=SUM([.F3]/[.D3])" office:value-type="percentage" office:value="0.629011924496685" calcext:value-type="percentage">
            <text:p>62.90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7" calcext:value-type="float">
            <text:p>7.947</text:p>
          </table:table-cell>
          <table:table-cell table:formula="of:=SUM([.B4]*[.C4])" office:value-type="float" office:value="12.63573" calcext:value-type="float">
            <text:p>12.63573</text:p>
          </table:table-cell>
          <table:table-cell office:value-type="float" office:value="38.917" calcext:value-type="float">
            <text:p>38.917</text:p>
          </table:table-cell>
          <table:table-cell office:value-type="float" office:value="8.048" calcext:value-type="float">
            <text:p>8.048</text:p>
          </table:table-cell>
          <table:table-cell table:formula="of:=SUM([.F4]/[.D4])" office:value-type="percentage" office:value="0.636924024175889" calcext:value-type="percentage">
            <text:p>63.69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9" calcext:value-type="float">
            <text:p>7.949</text:p>
          </table:table-cell>
          <table:table-cell table:formula="of:=SUM([.B5]*[.C5])" office:value-type="float" office:value="12.63891" calcext:value-type="float">
            <text:p>12.63891</text:p>
          </table:table-cell>
          <table:table-cell office:value-type="float" office:value="38.806" calcext:value-type="float">
            <text:p>38.806</text:p>
          </table:table-cell>
          <table:table-cell office:value-type="float" office:value="7.596" calcext:value-type="float">
            <text:p>7.596</text:p>
          </table:table-cell>
          <table:table-cell table:formula="of:=SUM([.F5]/[.D5])" office:value-type="percentage" office:value="0.601001193932072" calcext:value-type="percentage">
            <text:p>60.10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65" calcext:value-type="float">
            <text:p>1.65</text:p>
          </table:table-cell>
          <table:table-cell office:value-type="float" office:value="7.953" calcext:value-type="float">
            <text:p>7.953</text:p>
          </table:table-cell>
          <table:table-cell table:formula="of:=SUM([.B6]*[.C6])" office:value-type="float" office:value="13.12245" calcext:value-type="float">
            <text:p>13.12245</text:p>
          </table:table-cell>
          <table:table-cell office:value-type="float" office:value="38.945" calcext:value-type="float">
            <text:p>38.945</text:p>
          </table:table-cell>
          <table:table-cell office:value-type="float" office:value="7.843" calcext:value-type="float">
            <text:p>7.843</text:p>
          </table:table-cell>
          <table:table-cell table:formula="of:=SUM([.F6]/[.D6])" office:value-type="percentage" office:value="0.597678025063917" calcext:value-type="percentage">
            <text:p>59.77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75" calcext:value-type="float">
            <text:p>1.75</text:p>
          </table:table-cell>
          <table:table-cell office:value-type="float" office:value="7.952" calcext:value-type="float">
            <text:p>7.952</text:p>
          </table:table-cell>
          <table:table-cell table:formula="of:=SUM([.B7]*[.C7])" office:value-type="float" office:value="13.916" calcext:value-type="float">
            <text:p>13.916</text:p>
          </table:table-cell>
          <table:table-cell office:value-type="float" office:value="39.119" calcext:value-type="float">
            <text:p>39.119</text:p>
          </table:table-cell>
          <table:table-cell office:value-type="float" office:value="8.163" calcext:value-type="float">
            <text:p>8.163</text:p>
          </table:table-cell>
          <table:table-cell table:formula="of:=SUM([.F7]/[.D7])" office:value-type="percentage" office:value="0.586590974417936" calcext:value-type="percentage">
            <text:p>58.66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7" calcext:value-type="float">
            <text:p>1.7</text:p>
          </table:table-cell>
          <table:table-cell office:value-type="float" office:value="7.952" calcext:value-type="float">
            <text:p>7.952</text:p>
          </table:table-cell>
          <table:table-cell table:formula="of:=SUM([.B8]*[.C8])" office:value-type="float" office:value="13.5184" calcext:value-type="float">
            <text:p>13.5184</text:p>
          </table:table-cell>
          <table:table-cell office:value-type="float" office:value="38.619" calcext:value-type="float">
            <text:p>38.619</text:p>
          </table:table-cell>
          <table:table-cell office:value-type="float" office:value="7.276" calcext:value-type="float">
            <text:p>7.276</text:p>
          </table:table-cell>
          <table:table-cell table:formula="of:=SUM([.F8]/[.D8])" office:value-type="percentage" office:value="0.538229376257545" calcext:value-type="percentage">
            <text:p>53.82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66" calcext:value-type="float">
            <text:p>1.66</text:p>
          </table:table-cell>
          <table:table-cell office:value-type="float" office:value="7.954" calcext:value-type="float">
            <text:p>7.954</text:p>
          </table:table-cell>
          <table:table-cell table:formula="of:=SUM([.B9]*[.C9])" office:value-type="float" office:value="13.20364" calcext:value-type="float">
            <text:p>13.20364</text:p>
          </table:table-cell>
          <table:table-cell office:value-type="float" office:value="38.195" calcext:value-type="float">
            <text:p>38.195</text:p>
          </table:table-cell>
          <table:table-cell office:value-type="float" office:value="6.599" calcext:value-type="float">
            <text:p>6.599</text:p>
          </table:table-cell>
          <table:table-cell table:formula="of:=SUM([.F9]/[.D9])" office:value-type="percentage" office:value="0.499786422531968" calcext:value-type="percentage">
            <text:p>49.98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76" calcext:value-type="float">
            <text:p>1.76</text:p>
          </table:table-cell>
          <table:table-cell office:value-type="float" office:value="7.951" calcext:value-type="float">
            <text:p>7.951</text:p>
          </table:table-cell>
          <table:table-cell table:formula="of:=SUM([.B10]*[.C10])" office:value-type="float" office:value="13.99376" calcext:value-type="float">
            <text:p>13.99376</text:p>
          </table:table-cell>
          <table:table-cell office:value-type="float" office:value="38.334" calcext:value-type="float">
            <text:p>38.334</text:p>
          </table:table-cell>
          <table:table-cell office:value-type="float" office:value="6.813" calcext:value-type="float">
            <text:p>6.813</text:p>
          </table:table-cell>
          <table:table-cell table:formula="of:=SUM([.F10]/[.D10])" office:value-type="percentage" office:value="0.486859857536502" calcext:value-type="percentage">
            <text:p>48.69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79" calcext:value-type="float">
            <text:p>1.79</text:p>
          </table:table-cell>
          <table:table-cell office:value-type="float" office:value="7.949" calcext:value-type="float">
            <text:p>7.949</text:p>
          </table:table-cell>
          <table:table-cell table:formula="of:=SUM([.B11]*[.C11])" office:value-type="float" office:value="14.22871" calcext:value-type="float">
            <text:p>14.22871</text:p>
          </table:table-cell>
          <table:table-cell office:value-type="float" office:value="37.895" calcext:value-type="float">
            <text:p>37.895</text:p>
          </table:table-cell>
          <table:table-cell office:value-type="float" office:value="6.158" calcext:value-type="float">
            <text:p>6.158</text:p>
          </table:table-cell>
          <table:table-cell table:formula="of:=SUM([.F11]/[.D11])" office:value-type="percentage" office:value="0.43278694976565" calcext:value-type="percentage">
            <text:p>43.28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612pt" fo:page-height="1008pt" fo:background-color="transparent" style:writing-mode="lr-tb" style:print="charts drawings grid objects zero-values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36pt" fo:margin-left="0pt" fo:margin-right="0pt" fo:margin-top="0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4:45:40.7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4:49:21.812000000</dc:date>
    <meta:editing-duration>PT41M43S</meta:editing-duration>
    <meta:editing-cycles>9</meta:editing-cycles>
    <meta:generator>LibreOffice/6.2.1.2$Windows_X86_64 LibreOffice_project/7bcb35dc3024a62dea0caee87020152d1ee96e71</meta:generator>
    <meta:document-statistic meta:table-count="1" meta:cell-count="77" meta:object-count="2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b-spline" chart:include-hidden-cells="false" chart:auto-position="true" chart:auto-size="true" chart:treat-empty-cells="leave-gap" chart:spline-resolution="10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3cm" xlink:href=".." xlink:type="simple" chart:class="chart:line" chart:style-name="ch1">
        <chart:title svg:x="4.291cm" svg:y="0.315cm" chart:style-name="ch2">
          <text:p>AFT05MS004 Efficiency (lpf bypass)</text:p>
        </chart:title>
        <chart:legend chart:legend-position="top" svg:x="6.664cm" svg:y="1.279cm" style:legend-expansion="wide" chart:style-name="ch3"/>
        <chart:plot-area chart:style-name="ch4" table:cell-range-address="'Hermes Lite 2 AFT05MS004 Power Results (LPF bypassed)'.A2:'Hermes Lite 2 AFT05MS004 Power Results (LPF bypassed)'.A11 'Hermes Lite 2 AFT05MS004 Power Results (LPF bypassed)'.G1:'Hermes Lite 2 AFT05MS004 Power Results (LPF bypassed)'.G11" chart:data-source-has-labels="both" svg:x="1.33cm" svg:y="2.056cm" svg:width="14.35cm" svg:height="5.777cm">
          <chartooo:coordinate-region svg:x="2.745cm" svg:y="2.255cm" svg:width="12.55cm" svg:height="4.931cm"/>
          <chart:axis chart:dimension="x" chart:name="primary-x" chart:style-name="ch5" chartooo:axis-type="auto">
            <chartooo:date-scale/>
            <chart:title svg:x="8.064cm" svg:y="8.012cm" chart:style-name="ch6">
              <text:p>Band</text:p>
            </chart:title>
            <chart:categories table:cell-range-address="'Hermes Lite 2 AFT05MS004 Power Results (LPF bypassed)'.A2:'Hermes Lite 2 AFT05MS004 Power Results (LPF bypassed)'.A11"/>
            <chart:grid chart:style-name="ch7" chart:class="major"/>
          </chart:axis>
          <chart:axis chart:dimension="y" chart:name="primary-y" chart:style-name="ch8">
            <chart:title svg:x="0.451cm" svg:y="5.557cm" chart:style-name="ch9">
              <text:p>Percent</text:p>
            </chart:title>
            <chart:grid chart:style-name="ch7" chart:class="major"/>
          </chart:axis>
          <chart:series chart:style-name="ch10" chart:values-cell-range-address="'Hermes Lite 2 AFT05MS004 Power Results (LPF bypassed)'.G2:'Hermes Lite 2 AFT05MS004 Power Results (LPF bypassed)'.G11" chart:label-cell-address="'Hermes Lite 2 AFT05MS004 Power Results (LPF bypassed)'.G1:'Hermes Lite 2 AFT05MS004 Power Results (LPF bypassed)'.G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iency</text:p>
                <draw:g>
                  <svg:desc>'Hermes Lite 2 AFT05MS004 Power Results (LPF bypassed)'.G1:'Hermes Lite 2 AFT05MS004 Power Results (LPF bypassed)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LPF bypassed)'.A2:'Hermes Lite 2 AFT05MS004 Power Results (LPF bypassed)'.A11</svg:desc>
                </draw:g>
              </table:table-cell>
              <table:table-cell office:value-type="float" office:value="0.645121914004089">
                <text:p>0.645121914004089</text:p>
                <draw:g>
                  <svg:desc>'Hermes Lite 2 AFT05MS004 Power Results (LPF bypassed)'.G2:'Hermes Lite 2 AFT05MS004 Power Results (LPF bypassed)'.G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0.629011924496685">
                <text:p>0.629011924496685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0.636924024175889">
                <text:p>0.636924024175889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0.601001193932072">
                <text:p>0.601001193932072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0.597678025063917">
                <text:p>0.597678025063917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0.586590974417936">
                <text:p>0.586590974417936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0.538229376257545">
                <text:p>0.538229376257545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0.499786422531968">
                <text:p>0.499786422531968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0.486859857536502">
                <text:p>0.486859857536502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0.43278694976565">
                <text:p>0.432786949765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763cm" svg:y="0.316cm" chart:style-name="ch2">
          <text:p>AFT05MS004 Power In &amp; Out (lpf bypass)</text:p>
        </chart:title>
        <chart:legend chart:legend-position="top" svg:x="4.855cm" svg:y="1.28cm" style:legend-expansion="wide" chart:style-name="ch3"/>
        <chart:plot-area chart:style-name="ch4" table:cell-range-address="'Hermes Lite 2 AFT05MS004 Power Results (LPF bypassed)'.A1:'Hermes Lite 2 AFT05MS004 Power Results (LPF bypassed)'.A11 'Hermes Lite 2 AFT05MS004 Power Results (LPF bypassed)'.D1:'Hermes Lite 2 AFT05MS004 Power Results (LPF bypassed)'.D11 'Hermes Lite 2 AFT05MS004 Power Results (LPF bypassed)'.F1:'Hermes Lite 2 AFT05MS004 Power Results (LPF bypassed)'.F11" chart:data-source-has-labels="both" svg:x="1.331cm" svg:y="2.058cm" svg:width="14.349cm" svg:height="5.781cm">
          <chartooo:coordinate-region svg:x="1.808cm" svg:y="2.257cm" svg:width="13.344cm" svg:height="4.935cm"/>
          <chart:axis chart:dimension="x" chart:name="primary-x" chart:style-name="ch5" chartooo:axis-type="auto">
            <chartooo:date-scale/>
            <chart:title svg:x="8.064cm" svg:y="8.019cm" chart:style-name="ch6">
              <text:p>Band</text:p>
            </chart:title>
            <chart:categories table:cell-range-address="'Hermes Lite 2 AFT05MS004 Power Results (LPF bypassed)'.A2:'Hermes Lite 2 AFT05MS004 Power Results (LPF bypassed)'.A11"/>
          </chart:axis>
          <chart:axis chart:dimension="y" chart:name="primary-y" chart:style-name="ch5">
            <chart:title svg:x="0.451cm" svg:y="5.402cm" chart:style-name="ch7">
              <text:p>Watts</text:p>
            </chart:title>
            <chart:grid chart:style-name="ch8" chart:class="major"/>
          </chart:axis>
          <chart:series chart:style-name="ch9" chart:values-cell-range-address="'Hermes Lite 2 AFT05MS004 Power Results (LPF bypassed)'.D2:'Hermes Lite 2 AFT05MS004 Power Results (LPF bypassed)'.D11" chart:label-cell-address="'Hermes Lite 2 AFT05MS004 Power Results (LPF bypassed)'.D1:'Hermes Lite 2 AFT05MS004 Power Results (LPF bypassed)'.D1" chart:class="chart:line">
            <chart:data-point chart:repeated="10"/>
          </chart:series>
          <chart:series chart:style-name="ch10" chart:values-cell-range-address="'Hermes Lite 2 AFT05MS004 Power Results (LPF bypassed)'.F2:'Hermes Lite 2 AFT05MS004 Power Results (LPF bypassed)'.F11" chart:label-cell-address="'Hermes Lite 2 AFT05MS004 Power Results (LPF bypassed)'.F1:'Hermes Lite 2 AFT05MS004 Power Results (LPF bypassed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 Input</text:p>
                <draw:g>
                  <svg:desc>'Hermes Lite 2 AFT05MS004 Power Results (LPF bypassed)'.D1:'Hermes Lite 2 AFT05MS004 Power Results (LPF bypassed)'.D1</svg:desc>
                </draw:g>
              </table:table-cell>
              <table:table-cell office:value-type="string">
                <text:p>Power Output</text:p>
                <draw:g>
                  <svg:desc>'Hermes Lite 2 AFT05MS004 Power Results (LPF bypassed)'.F1:'Hermes Lite 2 AFT05MS004 Power Results (LPF bypassed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4 Power Results (LPF bypassed)'.A2:'Hermes Lite 2 AFT05MS004 Power Results (LPF bypassed)'.A11</svg:desc>
                </draw:g>
              </table:table-cell>
              <table:table-cell office:value-type="float" office:value="13.1076">
                <text:p>13.1076</text:p>
                <draw:g>
                  <svg:desc>'Hermes Lite 2 AFT05MS004 Power Results (LPF bypassed)'.D2:'Hermes Lite 2 AFT05MS004 Power Results (LPF bypassed)'.D11</svg:desc>
                </draw:g>
              </table:table-cell>
              <table:table-cell office:value-type="float" office:value="8.456">
                <text:p>8.456</text:p>
                <draw:g>
                  <svg:desc>'Hermes Lite 2 AFT05MS004 Power Results (LPF bypassed)'.F2:'Hermes Lite 2 AFT05MS004 Power Results (LPF bypassed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79467">
                <text:p>12.79467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2.63573">
                <text:p>12.63573</text:p>
              </table:table-cell>
              <table:table-cell office:value-type="float" office:value="8.048">
                <text:p>8.048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2.63891">
                <text:p>12.63891</text:p>
              </table:table-cell>
              <table:table-cell office:value-type="float" office:value="7.596">
                <text:p>7.596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3.12245">
                <text:p>13.12245</text:p>
              </table:table-cell>
              <table:table-cell office:value-type="float" office:value="7.843">
                <text:p>7.843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3.916">
                <text:p>13.916</text:p>
              </table:table-cell>
              <table:table-cell office:value-type="float" office:value="8.163">
                <text:p>8.163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3.5184">
                <text:p>13.5184</text:p>
              </table:table-cell>
              <table:table-cell office:value-type="float" office:value="7.276">
                <text:p>7.276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3.20364">
                <text:p>13.20364</text:p>
              </table:table-cell>
              <table:table-cell office:value-type="float" office:value="6.599">
                <text:p>6.599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3.99376">
                <text:p>13.99376</text:p>
              </table:table-cell>
              <table:table-cell office:value-type="float" office:value="6.813">
                <text:p>6.813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4.22871">
                <text:p>14.22871</text:p>
              </table:table-cell>
              <table:table-cell office:value-type="float" office:value="6.158">
                <text:p>6.15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